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757cm" fo:margin-left="-0.191cm" fo:margin-top="0cm" fo:margin-bottom="0cm" table:align="left" style:writing-mode="lr-tb"/>
    </style:style>
    <style:style style:name="Tabela1.A" style:family="table-column">
      <style:table-column-properties style:column-width="3.995cm"/>
    </style:style>
    <style:style style:name="Tabela1.B" style:family="table-column">
      <style:table-column-properties style:column-width="7.461cm"/>
    </style:style>
    <style:style style:name="Tabela1.C" style:family="table-column">
      <style:table-column-properties style:column-width="5.3cm"/>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1.B3" style:family="table-cell">
      <style:table-cell-properties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a1.4" style:family="table-row">
      <style:table-row-properties style:min-row-height="1.138cm" style:keep-together="true" fo:keep-together="auto"/>
    </style:style>
    <style:style style:name="Tabela1.5" style:family="table-row">
      <style:table-row-properties style:min-row-height="0.9cm" style:keep-together="true" fo:keep-together="auto"/>
    </style:style>
    <style:style style:name="Tabela1.6" style:family="table-row">
      <style:table-row-properties style:min-row-height="1.145cm" style:keep-together="true" fo:keep-together="auto"/>
    </style:style>
    <style:style style:name="Tabela1.7" style:family="table-row">
      <style:table-row-properties style:min-row-height="1.005cm" style:keep-together="true" fo:keep-together="auto"/>
    </style:style>
    <style:style style:name="Tabela1.8" style:family="table-row">
      <style:table-row-properties style:min-row-height="1.012cm" style:keep-together="true" fo:keep-together="auto"/>
    </style:style>
    <style:style style:name="Tabela1.9" style:family="table-row">
      <style:table-row-properties style:min-row-height="1.099cm" style:keep-together="true" fo:keep-together="auto"/>
    </style:style>
    <style:style style:name="Tabela3" style:family="table">
      <style:table-properties style:width="16.757cm" fo:margin-left="-0.191cm" fo:margin-top="0cm" fo:margin-bottom="0cm" table:align="left" style:writing-mode="lr-tb"/>
    </style:style>
    <style:style style:name="Tabela3.A" style:family="table-column">
      <style:table-column-properties style:column-width="3.995cm"/>
    </style:style>
    <style:style style:name="Tabela3.B" style:family="table-column">
      <style:table-column-properties style:column-width="7.461cm"/>
    </style:style>
    <style:style style:name="Tabela3.C" style:family="table-column">
      <style:table-column-properties style:column-width="5.3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0.018cm solid #00000a">
        <style:background-image/>
      </style:table-cell-properties>
    </style:style>
    <style:style style:name="Tabela3.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3.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3.3" style:family="table-row">
      <style:table-row-properties style:min-row-height="1.138cm" style:keep-together="true" fo:keep-together="auto"/>
    </style:style>
    <style:style style:name="Tabela3.4" style:family="table-row">
      <style:table-row-properties style:min-row-height="0.9cm" style:keep-together="true" fo:keep-together="auto"/>
    </style:style>
    <style:style style:name="Tabela3.5" style:family="table-row">
      <style:table-row-properties style:min-row-height="1.145cm" style:keep-together="true" fo:keep-together="auto"/>
    </style:style>
    <style:style style:name="Tabela3.6" style:family="table-row">
      <style:table-row-properties style:min-row-height="1.005cm" style:keep-together="true" fo:keep-together="auto"/>
    </style:style>
    <style:style style:name="Tabela3.7" style:family="table-row">
      <style:table-row-properties style:min-row-height="1.012cm" style:keep-together="true" fo:keep-together="auto"/>
    </style:style>
    <style:style style:name="Tabela3.8" style:family="table-row">
      <style:table-row-properties style:min-row-height="1.099cm" style:keep-together="true" fo:keep-together="auto"/>
    </style:style>
    <style:style style:name="Tabela4" style:family="table">
      <style:table-properties style:width="16.757cm" fo:margin-left="-0.191cm" fo:margin-top="0cm" fo:margin-bottom="0cm" table:align="left" style:writing-mode="lr-tb"/>
    </style:style>
    <style:style style:name="Tabela4.A" style:family="table-column">
      <style:table-column-properties style:column-width="3.36cm"/>
    </style:style>
    <style:style style:name="Tabela4.B" style:family="table-column">
      <style:table-column-properties style:column-width="13.39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0.018cm solid #00000a">
        <style:background-image/>
      </style:table-cell-properties>
    </style:style>
    <style:style style:name="Tabela4.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0" style:family="table">
      <style:table-properties style:width="16.907cm" fo:margin-left="-0.199cm" fo:margin-top="0cm" fo:margin-bottom="0cm" table:align="left" style:writing-mode="lr-tb"/>
    </style:style>
    <style:style style:name="Tabela10.A" style:family="table-column">
      <style:table-column-properties style:column-width="5.398cm"/>
    </style:style>
    <style:style style:name="Tabela10.B" style:family="table-column">
      <style:table-column-properties style:column-width="0.82cm"/>
    </style:style>
    <style:style style:name="Tabela10.C" style:family="table-column">
      <style:table-column-properties style:column-width="0.926cm"/>
    </style:style>
    <style:style style:name="Tabela10.D" style:family="table-column">
      <style:table-column-properties style:column-width="0.847cm"/>
    </style:style>
    <style:style style:name="Tabela10.H" style:family="table-column">
      <style:table-column-properties style:column-width="0.794cm"/>
    </style:style>
    <style:style style:name="Tabela10.L" style:family="table-column">
      <style:table-column-properties style:column-width="0.873cm"/>
    </style:style>
    <style:style style:name="Tabela10.M" style:family="table-column">
      <style:table-column-properties style:column-width="2.09cm"/>
    </style:style>
    <style:style style:name="Tabela10.1" style:family="table-row">
      <style:table-row-properties style:min-row-height="0.483cm" style:keep-together="true" fo:keep-together="auto"/>
    </style:style>
    <style:style style:name="Tabela10.A1" style:family="table-cell">
      <style:table-cell-properties fo:background-color="#ffffff" fo:padding-left="0.199cm" fo:padding-right="0.191cm" fo:padding-top="0cm" fo:padding-bottom="0cm" fo:border="0.018cm solid #00000a">
        <style:background-image/>
      </style:table-cell-properties>
    </style:style>
    <style:style style:name="Tabela10.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10.2" style:family="table-row">
      <style:table-row-properties style:min-row-height="1.201cm" style:keep-together="true" fo:keep-together="auto"/>
    </style:style>
    <style:style style:name="Tabela10.B2" style:family="table-cell">
      <style:table-cell-properties fo:background-color="#cc9900" fo:padding-left="0.199cm" fo:padding-right="0.191cm" fo:padding-top="0cm" fo:padding-bottom="0cm" fo:border="0.018cm solid #00000a">
        <style:background-image/>
      </style:table-cell-properties>
    </style:style>
    <style:style style:name="Tabela10.4" style:family="table-row">
      <style:table-row-properties style:min-row-height="0.508cm" style:keep-together="true" fo:keep-together="auto"/>
    </style:style>
    <style:style style:name="Tabela2" style:family="table">
      <style:table-properties style:width="16.907cm" fo:margin-left="-0.199cm" fo:margin-top="0cm" fo:margin-bottom="0cm" table:align="left" style:writing-mode="lr-tb"/>
    </style:style>
    <style:style style:name="Tabela2.A" style:family="table-column">
      <style:table-column-properties style:column-width="5.398cm"/>
    </style:style>
    <style:style style:name="Tabela2.B" style:family="table-column">
      <style:table-column-properties style:column-width="0.82cm"/>
    </style:style>
    <style:style style:name="Tabela2.C" style:family="table-column">
      <style:table-column-properties style:column-width="0.926cm"/>
    </style:style>
    <style:style style:name="Tabela2.D" style:family="table-column">
      <style:table-column-properties style:column-width="0.847cm"/>
    </style:style>
    <style:style style:name="Tabela2.H" style:family="table-column">
      <style:table-column-properties style:column-width="0.794cm"/>
    </style:style>
    <style:style style:name="Tabela2.L" style:family="table-column">
      <style:table-column-properties style:column-width="0.873cm"/>
    </style:style>
    <style:style style:name="Tabela2.M" style:family="table-column">
      <style:table-column-properties style:column-width="2.09cm"/>
    </style:style>
    <style:style style:name="Tabela2.1" style:family="table-row">
      <style:table-row-properties style:min-row-height="0.483cm" style:keep-together="true" fo:keep-together="auto"/>
    </style:style>
    <style:style style:name="Tabela2.A1" style:family="table-cell">
      <style:table-cell-properties fo:background-color="#ffffff" fo:padding-left="0.199cm" fo:padding-right="0.191cm" fo:padding-top="0cm" fo:padding-bottom="0cm" fo:border="0.018cm solid #00000a">
        <style:background-image/>
      </style:table-cell-properties>
    </style:style>
    <style:style style:name="Tabela2.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2.2" style:family="table-row">
      <style:table-row-properties style:min-row-height="0.508cm" style:keep-together="true" fo:keep-together="auto"/>
    </style:style>
    <style:style style:name="Tabela2.B2" style:family="table-cell">
      <style:table-cell-properties fo:background-color="#cc9900" fo:padding-left="0.199cm" fo:padding-right="0.191cm" fo:padding-top="0cm" fo:padding-bottom="0cm" fo:border="0.018cm solid #00000a">
        <style:background-image/>
      </style:table-cell-properties>
    </style:style>
    <style:style style:name="Tabela6" style:family="table">
      <style:table-properties style:width="10.769cm" fo:margin-left="-0.199cm" fo:margin-right="5.941cm" fo:margin-top="0cm" fo:margin-bottom="0cm" table:align="margins" style:writing-mode="lr-tb"/>
    </style:style>
    <style:style style:name="Tabela6.A" style:family="table-column">
      <style:table-column-properties style:column-width="5.398cm" style:rel-column-width="32848*"/>
    </style:style>
    <style:style style:name="Tabela6.B" style:family="table-column">
      <style:table-column-properties style:column-width="0.82cm" style:rel-column-width="4991*"/>
    </style:style>
    <style:style style:name="Tabela6.C" style:family="table-column">
      <style:table-column-properties style:column-width="0.926cm" style:rel-column-width="5635*"/>
    </style:style>
    <style:style style:name="Tabela6.D" style:family="table-column">
      <style:table-column-properties style:column-width="0.847cm" style:rel-column-width="5152*"/>
    </style:style>
    <style:style style:name="Tabela6.G" style:family="table-column">
      <style:table-column-properties style:column-width="1.032cm" style:rel-column-width="6283*"/>
    </style:style>
    <style:style style:name="Tabela6.1" style:family="table-row">
      <style:table-row-properties style:min-row-height="0.483cm" style:keep-together="true" fo:keep-together="auto"/>
    </style:style>
    <style:style style:name="Tabela6.A1" style:family="table-cell">
      <style:table-cell-properties fo:background-color="#ffffff" fo:padding-left="0.199cm" fo:padding-right="0.191cm" fo:padding-top="0cm" fo:padding-bottom="0cm" fo:border="0.018cm solid #00000a">
        <style:background-image/>
      </style:table-cell-properties>
    </style:style>
    <style:style style:name="Tabela6.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6.2" style:family="table-row">
      <style:table-row-properties style:min-row-height="0.508cm" style:keep-together="true" fo:keep-together="auto"/>
    </style:style>
    <style:style style:name="Tabela6.B2" style:family="table-cell">
      <style:table-cell-properties fo:background-color="#cc9900" fo:padding-left="0.199cm" fo:padding-right="0.191cm" fo:padding-top="0cm" fo:padding-bottom="0cm" fo:border="0.018cm solid #00000a">
        <style:background-image/>
      </style:table-cell-properties>
    </style:style>
    <style:style style:name="Tabela6.G2" style:family="table-cell">
      <style:table-cell-properties fo:background-color="#3333ff" fo:padding-left="0.199cm" fo:padding-right="0.191cm" fo:padding-top="0cm" fo:padding-bottom="0cm" fo:border="0.018cm solid #00000a">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font-size="16pt" fo:language="pt" fo:country="BR" style:font-size-asian="16pt"/>
    </style:style>
    <style:style style:name="P3" style:family="paragraph" style:parent-style-name="Standard">
      <style:text-properties fo:font-size="24pt" fo:language="pt" fo:country="BR" style:font-size-asian="24pt"/>
    </style:style>
    <style:style style:name="P4" style:family="paragraph" style:parent-style-name="Standard">
      <style:text-properties fo:font-size="18pt" fo:language="pt" fo:country="BR" style:font-size-asian="18pt"/>
    </style:style>
    <style:style style:name="P5" style:family="paragraph" style:parent-style-name="Standard">
      <style:paragraph-properties fo:text-align="center" style:justify-single-word="false">
        <style:tab-stops>
          <style:tab-stop style:position="13.533cm"/>
        </style:tab-stops>
      </style:paragraph-properties>
      <style:text-properties fo:font-size="18pt" fo:language="pt" fo:country="BR" style:font-size-asian="18pt"/>
    </style:style>
    <style:style style:name="P6" style:family="paragraph" style:parent-style-name="Standard">
      <style:text-properties fo:font-size="14pt" fo:language="pt" fo:country="BR" style:font-size-asian="14pt"/>
    </style:style>
    <style:style style:name="P7" style:family="paragraph" style:parent-style-name="Standard">
      <style:paragraph-properties fo:text-align="center" style:justify-single-word="false"/>
      <style:text-properties fo:font-size="28pt" fo:language="pt" fo:country="BR" fo:font-weight="bold" style:font-size-asian="28pt" style:font-weight-asian="bold"/>
    </style:style>
    <style:style style:name="P8" style:family="paragraph" style:parent-style-name="Standard">
      <style:paragraph-properties fo:margin-left="3.501cm" fo:margin-right="0cm" fo:margin-top="0cm" fo:margin-bottom="0cm" fo:text-indent="0cm" style:auto-text-indent="false"/>
      <style:text-properties fo:font-size="16pt" fo:language="pt" fo:country="BR" style:font-size-asian="16pt"/>
    </style:style>
    <style:style style:name="P9" style:family="paragraph" style:parent-style-name="Standard">
      <style:paragraph-properties fo:margin-left="3.501cm" fo:margin-right="0cm" fo:text-indent="0cm" style:auto-text-indent="false"/>
      <style:text-properties fo:font-size="16pt" fo:language="pt" fo:country="BR" fo:font-weight="bold" style:font-size-asian="16pt" style:font-weight-asian="bold"/>
    </style:style>
    <style:style style:name="P10" style:family="paragraph" style:parent-style-name="Standard">
      <style:paragraph-properties fo:margin-top="0cm" fo:margin-bottom="0cm" fo:text-align="center" style:justify-single-word="false"/>
      <style:text-properties fo:font-size="16pt" fo:language="pt" fo:country="BR" style:font-size-asian="16pt"/>
    </style:style>
    <style:style style:name="P11"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12" style:family="paragraph" style:parent-style-name="Standard">
      <style:paragraph-properties fo:margin-top="0cm" fo:margin-bottom="0cm" fo:line-height="100%"/>
      <style:text-properties fo:language="pt" fo:country="BR"/>
    </style:style>
    <style:style style:name="P13" style:family="paragraph" style:parent-style-name="Standard">
      <style:paragraph-properties fo:margin-top="0cm" fo:margin-bottom="0cm" fo:line-height="100%" fo:text-align="center" style:justify-single-word="false"/>
      <style:text-properties fo:language="pt" fo:country="BR"/>
    </style:style>
    <style:style style:name="P14"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15" style:family="paragraph" style:parent-style-name="Standard">
      <style:paragraph-properties fo:margin-top="0cm" fo:margin-bottom="0cm" fo:line-height="100%"/>
      <style:text-properties fo:color="#ffffff" fo:language="pt" fo:country="BR"/>
    </style:style>
    <style:style style:name="P16" style:family="paragraph" style:parent-style-name="Standard">
      <style:paragraph-properties fo:margin-top="0cm" fo:margin-bottom="0cm" fo:line-height="100%" fo:text-align="center" style:justify-single-word="false"/>
      <style:text-properties fo:color="#ffffff" fo:language="pt" fo:country="BR"/>
    </style:style>
    <style:style style:name="P17" style:family="paragraph" style:parent-style-name="Standard">
      <style:paragraph-properties fo:margin-top="0cm" fo:margin-bottom="0cm" fo:line-height="100%" fo:text-align="center" style:justify-single-word="false"/>
      <style:text-properties fo:color="#cc9900" fo:language="pt" fo:country="BR"/>
    </style:style>
    <style:style style:name="P18" style:family="paragraph" style:parent-style-name="Standard">
      <style:paragraph-properties fo:margin-top="0cm" fo:margin-bottom="0cm" fo:line-height="100%" fo:text-align="center" style:justify-single-word="false" fo:background-color="#cc9900">
        <style:background-image/>
      </style:paragraph-properties>
      <style:text-properties fo:color="#ffffff" fo:language="pt" fo:country="BR"/>
    </style:style>
    <style:style style:name="P19"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fo:language="pt" fo:country="BR" style:font-size-asian="12pt"/>
    </style:style>
    <style:style style:name="P20"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21"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fo:language="pt" fo:country="BR" style:font-size-asian="12pt" style:font-size-complex="12pt"/>
    </style:style>
    <style:style style:name="P22"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fo:font-weight="normal" style:font-size-asian="12pt" style:font-weight-asian="normal" style:font-weight-complex="normal"/>
    </style:style>
    <style:style style:name="P23"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24"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25" style:family="paragraph" style:parent-style-name="List_20_Paragraph">
      <style:paragraph-properties fo:margin-left="0cm" fo:margin-right="0cm" fo:text-indent="0.635cm" style:auto-text-indent="false">
        <style:tab-stops>
          <style:tab-stop style:position="13.533cm"/>
        </style:tab-stops>
      </style:paragraph-properties>
      <style:text-properties fo:language="pt" fo:country="BR"/>
    </style:style>
    <style:style style:name="P26" style:family="paragraph" style:parent-style-name="List_20_Paragraph">
      <style:paragraph-properties fo:margin-left="0cm" fo:margin-right="0cm" fo:text-indent="0.635cm" style:auto-text-indent="false">
        <style:tab-stops>
          <style:tab-stop style:position="13.533cm"/>
        </style:tab-stops>
      </style:paragraph-properties>
      <style:text-properties fo:font-size="20pt" fo:language="pt" fo:country="BR" fo:font-weight="bold" style:font-size-asian="20pt" style:font-weight-asian="bold"/>
    </style:style>
    <style:style style:name="P27" style:family="paragraph" style:parent-style-name="List_20_Paragraph">
      <style:text-properties fo:font-size="18pt" fo:language="pt" fo:country="BR" style:font-size-asian="18pt"/>
    </style:style>
    <style:style style:name="P28" style:family="paragraph" style:parent-style-name="List_20_Paragraph">
      <style:paragraph-properties fo:margin-left="0.635cm" fo:margin-right="0cm" fo:text-align="justify" style:justify-single-word="false" fo:text-indent="0cm" style:auto-text-indent="false">
        <style:tab-stops>
          <style:tab-stop style:position="13.533cm"/>
        </style:tab-stops>
      </style:paragraph-properties>
      <style:text-properties fo:font-size="14pt" fo:language="pt" fo:country="BR" style:font-size-asian="14pt"/>
    </style:style>
    <style:style style:name="P29"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fo:language="pt" fo:country="BR" style:font-size-asian="14pt"/>
    </style:style>
    <style:style style:name="P30"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31"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32"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33"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language="pt" fo:country="BR"/>
    </style:style>
    <style:style style:name="P34" style:family="paragraph" style:parent-style-name="List_20_Paragraph">
      <style:paragraph-properties fo:margin-left="0cm" fo:margin-right="0cm" fo:text-indent="0cm" style:auto-text-indent="false">
        <style:tab-stops>
          <style:tab-stop style:position="13.533cm"/>
        </style:tab-stops>
      </style:paragraph-properties>
    </style:style>
    <style:style style:name="P35" style:family="paragraph" style:parent-style-name="List_20_Paragraph">
      <style:paragraph-properties fo:margin-top="0cm" fo:margin-bottom="0.049cm"/>
      <style:text-properties fo:font-size="10pt" fo:language="pt" fo:country="BR" style:font-size-asian="10pt" style:font-size-complex="10pt"/>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List_20_Paragraph">
      <style:paragraph-properties fo:margin-left="1.905cm" fo:margin-right="0cm" fo:text-indent="0cm" style:auto-text-indent="false">
        <style:tab-stops>
          <style:tab-stop style:position="13.533cm"/>
        </style:tab-stops>
      </style:paragraph-properties>
    </style:style>
    <style:style style:name="P38" style:family="paragraph" style:parent-style-name="List_20_Paragraph">
      <style:paragraph-properties fo:margin-left="1.905cm" fo:margin-right="0cm" fo:text-indent="0cm" style:auto-text-indent="false">
        <style:tab-stops>
          <style:tab-stop style:position="13.533cm"/>
        </style:tab-stops>
      </style:paragraph-properties>
      <style:text-properties fo:font-size="12pt" fo:language="pt" fo:country="BR" style:font-size-asian="12pt"/>
    </style:style>
    <style:style style:name="P39" style:family="paragraph" style:parent-style-name="List_20_Paragraph" style:list-style-name="WWNum1">
      <style:paragraph-properties>
        <style:tab-stops>
          <style:tab-stop style:position="13.533cm"/>
        </style:tab-stops>
      </style:paragraph-properties>
      <style:text-properties fo:font-size="20pt" fo:language="pt" fo:country="BR" fo:font-weight="bold" style:font-size-asian="20pt" style:font-weight-asian="bold"/>
    </style:style>
    <style:style style:name="P40" style:family="paragraph" style:parent-style-name="List_20_Paragraph" style:list-style-name="WWNum1">
      <style:paragraph-properties>
        <style:tab-stops>
          <style:tab-stop style:position="1cm"/>
        </style:tab-stops>
      </style:paragraph-properties>
      <style:text-properties fo:font-size="20pt" fo:language="pt" fo:country="BR" fo:font-weight="bold" style:font-size-asian="20pt" style:font-weight-asian="bold"/>
    </style:style>
    <style:style style:name="P41" style:family="paragraph" style:parent-style-name="List_20_Paragraph" style:list-style-name="WWNum3">
      <style:text-properties fo:font-size="10pt" fo:language="pt" fo:country="BR" style:font-size-asian="10pt" style:font-size-complex="10pt"/>
    </style:style>
    <style:style style:name="P42" style:family="paragraph" style:parent-style-name="List_20_Paragraph" style:list-style-name="L1">
      <style:paragraph-properties fo:margin-top="0cm" fo:margin-bottom="0.049cm"/>
      <style:text-properties fo:font-size="10pt" fo:language="pt" fo:country="BR" style:font-size-asian="10pt" style:font-size-complex="10pt"/>
    </style:style>
    <style:style style:name="P43" style:family="paragraph" style:parent-style-name="List_20_Paragraph" style:list-style-name="L1">
      <style:paragraph-properties fo:margin-top="0cm" fo:margin-bottom="0.049cm"/>
      <style:text-properties fo:font-size="10pt" style:font-size-asian="10pt" style:font-size-complex="10pt"/>
    </style:style>
    <style:style style:name="P44" style:family="paragraph" style:parent-style-name="List_20_Paragraph" style:list-style-name="L2">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5" style:family="paragraph" style:parent-style-name="List_20_Paragraph" style:list-style-name="WWNum1">
      <style:paragraph-properties fo:text-align="justify" style:justify-single-word="false" fo:break-before="page">
        <style:tab-stops>
          <style:tab-stop style:position="13.533cm"/>
        </style:tab-stops>
      </style:paragraph-properties>
      <style:text-properties fo:font-size="20pt" fo:language="pt" fo:country="BR" fo:font-weight="bold" style:font-size-asian="20pt" style:font-weight-asian="bold"/>
    </style:style>
    <style:style style:name="P46" style:family="paragraph" style:parent-style-name="List_20_Paragraph" style:list-style-name="WWNum1">
      <style:paragraph-properties fo:break-before="page">
        <style:tab-stops>
          <style:tab-stop style:position="13.533cm"/>
        </style:tab-stops>
      </style:paragraph-properties>
      <style:text-properties fo:font-size="20pt" fo:language="pt" fo:country="BR" fo:font-weight="bold" style:font-size-asian="20pt" style:font-weight-asian="bold"/>
    </style:style>
    <style:style style:name="P47" style:family="paragraph" style:parent-style-name="Standard" style:master-page-name="Standard">
      <style:paragraph-properties style:page-number="auto"/>
      <style:text-properties fo:language="pt" fo:country="BR"/>
    </style:style>
    <style:style style:name="P48" style:family="paragraph" style:parent-style-name="Standard" style:list-style-name="L3">
      <style:text-properties fo:font-size="14pt" fo:language="pt" fo:country="BR" style:font-size-asian="14pt"/>
    </style:style>
    <style:style style:name="P49" style:family="paragraph" style:parent-style-name="Standard">
      <style:paragraph-properties>
        <style:tab-stops>
          <style:tab-stop style:position="13.533cm"/>
        </style:tab-stops>
      </style:paragraph-properties>
      <style:text-properties fo:font-size="12pt" fo:language="pt" fo:country="BR" style:font-size-asian="12pt"/>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
      <text:p text:style-name="P1"/>
      <text:p text:style-name="P1"/>
      <text:p text:style-name="P1"/>
      <text:p text:style-name="P1"/>
      <text:p text:style-name="P1"/>
      <text:p text:style-name="P1"/>
      <text:p text:style-name="P1"/>
      <text:p text:style-name="P1"/>
      <text:p text:style-name="P7">The corageous Fred</text:p>
      <text:p text:style-name="P2">Game Design Document</text:p>
      <text:p text:style-name="P2">Versão: 1.0</text:p>
      <text:p text:style-name="P2"/>
      <text:p text:style-name="P2"/>
      <text:p text:style-name="P9">Autor:</text:p>
      <text:p text:style-name="P8">João Matiuzzi</text:p>
      <text:p text:style-name="P8"/>
      <text:p text:style-name="P3"/>
      <text:p text:style-name="P10"/>
      <text:p text:style-name="P10">Québec, </text:p>
      <text:p text:style-name="P10">Novembro de 2020</text:p>
      <text:p text:style-name="P10"/>
      <text:p text:style-name="P5"><text:soft-page-break/>Índice</text:p>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365_263711423" text:style-name="Internet_20_link" text:visited-style-name="Visited_20_Internet_20_Link">1.Definições gerais do projeto<text:tab/>2</text:a></text:p>
          <text:p text:style-name="P36"><text:a xlink:type="simple" xlink:href="#__RefHeading__1367_263711423" text:style-name="Internet_20_link" text:visited-style-name="Visited_20_Internet_20_Link">2.História<text:tab/>3</text:a></text:p>
          <text:p text:style-name="P36"><text:a xlink:type="simple" xlink:href="#__RefHeading__1369_263711423" text:style-name="Internet_20_link" text:visited-style-name="Visited_20_Internet_20_Link">3.Gameplay<text:tab/>5</text:a></text:p>
          <text:p text:style-name="P36"><text:a xlink:type="simple" xlink:href="#__RefHeading__1371_263711423" text:style-name="Internet_20_link" text:visited-style-name="Visited_20_Internet_20_Link">4.Personagens <text:tab/>8</text:a></text:p>
          <text:p text:style-name="P36"><text:a xlink:type="simple" xlink:href="#__RefHeading__1375_263711423" text:style-name="Internet_20_link" text:visited-style-name="Visited_20_Internet_20_Link">5.Câmera<text:tab/>9</text:a></text:p>
          <text:p text:style-name="P36"><text:a xlink:type="simple" xlink:href="#__RefHeading__1377_263711423" text:style-name="Internet_20_link" text:visited-style-name="Visited_20_Internet_20_Link">6.Controles<text:tab/>10</text:a></text:p>
          <text:p text:style-name="P36"><text:a xlink:type="simple" xlink:href="#__RefHeading__1379_263711423" text:style-name="Internet_20_link" text:visited-style-name="Visited_20_Internet_20_Link">7.Interface<text:tab/>11</text:a></text:p>
          <text:p text:style-name="P36"><text:a xlink:type="simple" xlink:href="#__RefHeading__1381_263711423" text:style-name="Internet_20_link" text:visited-style-name="Visited_20_Internet_20_Link">8.Cronograma<text:tab/>12</text:a></text:p>
        </text:index-body>
      </text:table-of-content>
      <text:p text:style-name="Standard"><text:a xlink:type="simple" xlink:href="#_Toc2809980" text:style-name="Internet_20_link" text:visited-style-name="Visited_20_Internet_20_Link"><text:span text:style-name="Index_20_Link"><text:span text:style-name="T2"/></text:span></text:a></text:p>
      <text:p text:style-name="P4"/>
      <text:p text:style-name="P4"/>
      <text:p text:style-name="P4"/>
      <text:p text:style-name="P4"/>
      <text:p text:style-name="P4"/>
      <text:p text:style-name="P4"/>
      <text:p text:style-name="P4"/>
      <text:p text:style-name="P4"/>
      <text:p text:style-name="P4"/>
      <text:p text:style-name="P4"/>
      <text:p text:style-name="P4"/>
      <text:list xml:id="list6433569321712659066" text:style-name="WWNum1">
        <text:list-item>
          <text:h text:style-name="P39" text:outline-level="1"><text:bookmark-start text:name="__RefHeading__1365_263711423"/><text:bookmark text:name="Bookmark"/><text:soft-page-break/>Definições gerais do projeto<text:bookmark-end text:name="__RefHeading__1365_263711423"/></text:h>
        </text:list-item>
      </text:list>
      <text:p text:style-name="P28"/>
      <text:list xml:id="list3213684386826739591" text:style-name="WWNum3">
        <text:list-item>
          <text:p text:style-name="P41">Estrutura do projeto:</text:p>
        </text:list-item>
      </text:list>
      <text:list xml:id="list3608467908956994093" text:style-name="L1">
        <text:list-item>
          <text:p text:style-name="P42">Implementação do Jogo</text:p>
          <text:list>
            <text:list-item>
              <text:list>
                <text:list-item>
                  <text:p text:style-name="P42">Godot 3.2.3 </text:p>
                </text:list-item>
                <text:list-item>
                  <text:p text:style-name="P43"><text:span text:style-name="T1">Projeto-Git: </text:span><text:a xlink:type="simple" xlink:href="https://github.com/joaoapm/gameoff2020.git" text:style-name="Internet_20_link" text:visited-style-name="Visited_20_Internet_20_Link">https://github.com/joaoapm/gameoff2020.git</text:a></text:p>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
      <text:p text:style-name="P4"><text:line-break/></text:p>
      <text:p text:style-name="P27"><text:line-break/></text:p>
      <text:p text:style-name="P27"><text:soft-page-break/></text:p>
      <text:list xml:id="list41583755" text:continue-list="list6433569321712659066" text:style-name="WWNum1">
        <text:list-item>
          <text:h text:style-name="P39" text:outline-level="1"><text:bookmark-start text:name="__RefHeading__1367_263711423"/><text:bookmark text:name="Bookmark1"/>História<text:bookmark-end text:name="__RefHeading__1367_263711423"/></text:h>
        </text:list-item>
      </text:list>
      <text:p text:style-name="P28"/>
      <text:p text:style-name="P20">Era uma vez, em um tempo que há muito passado, em lugar muito distante, ao redor de uma solitária estrela, existiam dois planetas: Vermedus e Azulus. Vermedus era um pequeno planeta, <text:s/>tão próximo de Azulus que alguns poderiam mesmo dizer que era apenas uma lua do planeta Azulus, mas não os Vermendins, habitantes de Vermedus. </text:p>
      <text:p text:style-name="P20">Desde muito tempo, existia uma conexão entre os dois planetas, feita por uma máquina baseada em dispositivos elásticos, era muito rudimentar, mas permtiu a iteraçao entre os dois povos, o que infelizmente levou a guerras. Os Azulins, habitantes do planeta Azulus, <text:s/>acreditavam serem os próprietários dos planeta Vermedus, o qual eles acreditavam ser apenas uma lua. Por isso, após conectarem os dois planetas, os Azulins <text:s/>mais avançados tecnologicamente, acabaram subjulgando os Vermendins. Os Azulins eram interessados nos recursos minerais do planena Vermedus, o mineral Vermelho era importante para o seu avanço tecnológico. </text:p>
      <text:p text:style-name="P20">Durante muito, muito tempo, os Vermendins simplesmente trabalhavam para minerar para os Azulins, sempre temendo se rebelarem e sofrerem as consequêmcias, embora nesse momento o seu meio-ambiente já estava mostrando sinais de desgaste.</text:p>
      <text:p text:style-name="P20">Um desses mineradores, chamava-se Fred, o qual era filho de um minerador, que por sua vez também era filho de um minerador; todos naquela família haviam sido mineradores. Seu avô contava histórias de um tempo em que existiam mais cores no seu planeta, e que agora o pó vermelhor produzido pela mineração, estavam sumindo aos poucos. Fred sempre questionou-se por que tudo era assim, não poderia fazer nada para mudar? </text:p>
      <text:p text:style-name="P20">Qualquer tentativa de levante havia falhado, e por muito tempo ninguém mais pensou em rebeliões. As consequências seriam as piores imaginaveis, muitos consideravam perigoso até mesmo pensar nisso. <text:s/>Certo dia, Fred operava sua escavadeira e começou a pensar: aquelas máquinas escavadeiras viviam quebradas, a conexão entre os dois planetas também, a tecnologia Azulin era muito imprecisa e possuia muitas falhas, já os artefatos Vermendins eram simples mas muito funcionais e duradouros, não poderiam ser uma vantagem em uma batalha? Mas deixou para lá, seria muito perigoso. </text:p>
      <text:p text:style-name="P20">Por muito tempo essa ideia foi esquecida por Fred, até um certo dia, um dia que mudaria sua vida, <text:s/>um Azulin deixou cair um pequeno pedaço de papel, era uma pequena foto de um <text:soft-page-break/>antigo por-do-sol, será um por-do-sol de Azulin ou um atigo retrato de Vermendin? Nessa foto mesmo um pouco gasta, Fred viu muitas cores, muitas que ele acreditava nunca ter visto. Seriam as cores as quais seu avô falava? Por que os Azulins tinham direito a um mundo tao belo e os Vermendins não? Isso fez com que Fred retornasse aos pensamentos de lugar por liberdade.</text:p>
      <text:p text:style-name="P20">Fred aos poucos foi juntando artefatos para criar algumas armas baseadas nas maquinas de escavacao, ao mesmo tempo, secretamente organizou alguns amigos para juntos planejarem a rebelião. Os metais Vermelhos era todos muitos controlados, então só poderia utilizar partes dos metais Azuis, vindos do planeta Azulins.</text:p>
      <text:p text:style-name="P20">Após muito tempo de preparação, chegou finalmente o dia que iniciaria o ataque, Fred habilidosamente havia criado algumas armas a partir de uma liga desenvolvida com o mineral Azul, e reunido alguns amigos para iniciarem uma revolta. <text:s/>O plano seria iniciar um pequeno motim na área da mineração rumo a maquina elástica e depois ao planeta Azulus. No caminho Fred esperava encontrar artefatos para ir melhorando seus equipamentos. O plano de Fred acabou acontecendo na seguinte ordem:</text:p>
      <text:list xml:id="list7759153550134538964" text:style-name="L2">
        <text:list-item>
          <text:p text:style-name="P44"><text:span text:style-name="T4">Parte 1: A saída da Mina</text:span>: Foi a primeira batalhada travada por Fred, aconteceu na saída da Mina, após sair dos portões, Fred deparou-se com a guarda Vermelim que controlava a saída dos mineraisda mina.</text:p>
        </text:list-item>
        <text:list-item>
          <text:p text:style-name="P44"><text:span text:style-name="T4">Parte 2 : Estrada para a Máquina: </text:span><text:span text:style-name="T5">Após superar a primeira guarda Fred foi surpreendido pelo reforço das tropas Vermelins, dessa vez mais forte, com os novos artefatos produzidos por Fred ele conseguiu superar com muita dificuldade a guarda reforçada e entrar no pátio da Máquina.</text:span></text:p>
        </text:list-item>
        <text:list-item>
          <text:p text:style-name="P44"><text:span text:style-name="T4">Parte 3: À espera da máquina</text:span><text:span text:style-name="T5">: O plano de Fred era após entrar no pátio da Máquina, já utilizá-la para chegar ao pleneta Azulus, o que ele não esperava era que a Máquina estava armazendo energia elástica, e nesse momento a guarda reforçada ainda mais forte chega ao pátio, e Fred terá que lutar para aguardar a Máquina carregar e resistir ao exército Vermelim.</text:span></text:p>
        </text:list-item>
        <text:list-item>
          <text:p text:style-name="P44"><text:span text:style-name="T4">Parte 4: A luta por liberdade</text:span><text:span text:style-name="T5">: Após Fred e seus companheiros serem lançados pela máquina eles finalmente chegam ao planeta Azulim, e um grande exército estava a sua espera, Fred sabia que era a grande batalha que precisava ser vencida. Após muita batalha, uma nave chega ao meio da batalha, dela sai uma enteidade, era o Rei Vermelho, que o comandante do planeta Vermelha. O Rei decide conversar com Fred e saber por que ele tinha criado aquela guerra, Fred conta que seu planeta Vermelho estava aos poucos morrendo, o Rei por sua vez disse que tudo havia sido assim desde os tempos primórdios, e que eles precisam do metal Vermelho, nesse momento o Rei vê a pequena ferramenta Azul, feita de metal azul, criada por </text:span><text:soft-page-break/><text:span text:style-name="T5">Fred, espantado, ele pergunta como ela havia sido criada, nesse momento o Rei vê o esforço de </text:span><text:span text:style-name="T5">Fred para criar o levante. Fred pergunta ao Rei por que as coisas não poderiam mudar e serem mais justas para o planeta Vermelho, o Rei então decide escutar Fred, e prometeu avaliar quais mudanças poderiam ser feitas, desde que Fred mostrasse como manipular o metal Azul tão bem.<text:tab/></text:span></text:p>
        </text:list-item>
      </text:list>
      <text:p text:style-name="P22">Com a promessa de paz e de uma vida digna para os Vermelins, Fred sente-se realizado por ajudar seu povo, e pode finalmente observar o belo por do sol, e sonhar como o dia que o sol voltará a brilhar assim em seu planeta.</text:p>
      <text:list xml:id="list41569702" text:continue-numbering="true" text:style-name="L2">
        <text:list-item>
          <text:list>
            <text:list-item>
              <text:list>
                <text:list-item>
                  <text:list>
                    <text:list-item>
                      <text:list>
                        <text:list-item>
                          <text:list>
                            <text:list-item>
                              <text:list>
                                <text:list-item>
                                  <text:list>
                                    <text:list-header>
                                      <text:p text:style-name="P44"><text:line-break/></text:p>
                                    </text:list-header>
                                  </text:list>
                                </text:list-item>
                              </text:list>
                            </text:list-item>
                          </text:list>
                        </text:list-item>
                      </text:list>
                    </text:list-item>
                  </text:list>
                </text:list-item>
              </text:list>
            </text:list-item>
          </text:list>
        </text:list-item>
      </text:list>
      <text:list xml:id="list41583046" text:continue-list="list41583755" text:style-name="WWNum1">
        <text:list-item>
          <text:h text:style-name="P45" text:outline-level="1"><text:bookmark-start text:name="__RefHeading__1369_263711423"/><text:bookmark text:name="Bookmark2"/>Gameplay<text:bookmark-end text:name="__RefHeading__1369_263711423"/></text:h>
        </text:list-item>
      </text:list>
      <text:p text:style-name="P23"/>
      <text:p text:style-name="P21">É um jogo de ataque-defesa, ontem a cada fase o jogador poderá criar estratégias com os recursos disponíveis para resistir um determinado tempo ou abrir caminho em um mapa.</text:p>
      <text:p text:style-name="P21">O jogador terá a cada fase um determinado número de personagens especializados em fazer determinada atividade. O jogador deverá gerar os personagens-especializados, que poderão ser gerados respeitando o tempo de recarga. O jogador também deverá indicar o local onde o personagem deverá realizar sua habilidade: Ex.: O cavador pode criar barricadas em um determinado local, que irá defender os artilheiros.</text:p>
      <text:p text:style-name="P21">O personagem principal, Fred, terá algumas habilidades únicas, como um ataque mais forte, mas gastará seu tempo gerando equipamentos e personagens-especializados. O Jogo será composto por 4 fases. A cada fase, o jogador irá obter a capacidade de produzir diferentes personagens-especializados e equipamentos.</text:p>
      <text:p text:style-name="P21">Por sua vez, o inimigo possuirá uma artilharia que tetará destruir as tropas do jogado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list xml:id="list41588301" text:continue-numbering="true" text:style-name="WWNum1">
        <text:list-item>
          <text:h text:style-name="P39" text:outline-level="1"><text:bookmark-start text:name="__RefHeading__1371_263711423"/><text:bookmark text:name="Bookmark3"/><text:soft-page-break/>Personagens <text:bookmark-end text:name="__RefHeading__1371_263711423"/></text:h>
        </text:list-item>
      </text:list>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0">Jogador</text:p>
          </table:table-cell>
          <table:covered-table-cell/>
          <table:covered-table-cell/>
        </table:table-row>
        <table:table-row table:style-name="Tabela1.1">
          <table:table-cell table:style-name="Tabela1.A2" office:value-type="string">
            <text:p text:style-name="P30">Nome</text:p>
          </table:table-cell>
          <table:table-cell table:style-name="Tabela1.B2" office:value-type="string">
            <text:p text:style-name="P33">Descricao</text:p>
          </table:table-cell>
          <table:table-cell table:style-name="Tabela1.A2" office:value-type="string">
            <text:p text:style-name="P33">Animacoes/Assets</text:p>
          </table:table-cell>
        </table:table-row>
        <table:table-row table:style-name="Tabela1.1">
          <table:table-cell table:style-name="Tabela1.A1" office:value-type="string">
            <text:p text:style-name="P30">Fred</text:p>
          </table:table-cell>
          <table:table-cell table:style-name="Tabela1.B3" office:value-type="string">
            <text:p text:style-name="P31">Personagem principal.</text:p>
          </table:table-cell>
          <table:table-cell table:style-name="Tabela1.A1" office:value-type="string">
            <text:p text:style-name="P31">Animacao: Correndo, Ataque, Trabalhando, Morrendo, Comemorando</text:p>
            <text:p text:style-name="P31"/>
          </table:table-cell>
        </table:table-row>
        <table:table-row table:style-name="Tabela1.4">
          <table:table-cell table:style-name="Tabela1.A2" table:number-rows-spanned="6" office:value-type="string">
            <text:p text:style-name="P32">Personagens especializados</text:p>
          </table:table-cell>
          <table:table-cell table:style-name="Tabela1.B2" office:value-type="string">
            <text:p text:style-name="P31"><text:span text:style-name="T4">Escavador</text:span> – Cria barreira para protecao</text:p>
            <text:p text:style-name="P31"><text:span text:style-name="T3">Upgrade</text:span>: Cria uma barreiramaior</text:p>
          </table:table-cell>
          <table:table-cell table:style-name="Tabela1.A2" office:value-type="string">
            <text:p text:style-name="P31">Correndo, Morrendo, Escavando</text:p>
          </table:table-cell>
        </table:table-row>
        <table:table-row table:style-name="Tabela1.5">
          <table:covered-table-cell/>
          <table:table-cell table:style-name="Tabela1.B2" office:value-type="string">
            <text:p text:style-name="P31"><text:span text:style-name="T4">Enfermeiro</text:span> – Recupera vida dos demais personagens</text:p>
            <text:p text:style-name="P31"><text:span text:style-name="T3">Upgrade</text:span>: Cura mais rápido</text:p>
          </table:table-cell>
          <table:table-cell table:style-name="Tabela1.A2" office:value-type="string">
            <text:p text:style-name="P31">Correndo, Morrendo, Ajudando</text:p>
          </table:table-cell>
        </table:table-row>
        <table:table-row table:style-name="Tabela1.6">
          <table:covered-table-cell/>
          <table:table-cell table:style-name="Tabela1.B2" office:value-type="string">
            <text:p text:style-name="P31"><text:span text:style-name="T4">Pistoleiro</text:span> – Atira com range curta</text:p>
            <text:p text:style-name="P31"><text:span text:style-name="T3">Upgrade</text:span>: Ganha um carrinho de artilharia, quando destruído vira um pistoleiro normal</text:p>
          </table:table-cell>
          <table:table-cell table:style-name="Tabela1.A2" office:value-type="string">
            <text:p text:style-name="P31">Correndo, <text:s/>Morrendo, Atirando</text:p>
          </table:table-cell>
        </table:table-row>
        <table:table-row table:style-name="Tabela1.7">
          <table:covered-table-cell/>
          <table:table-cell table:style-name="Tabela1.B2" office:value-type="string">
            <text:p text:style-name="P31"><text:span text:style-name="T4">Granadeiro</text:span> – Ataca pouco mas causa dano em área</text:p>
            <text:p text:style-name="P31"><text:span text:style-name="T3">Upgrade</text:span>: Aumenta o range da explosao</text:p>
          </table:table-cell>
          <table:table-cell table:style-name="Tabela1.A2" office:value-type="string">
            <text:p text:style-name="P31">Correndo, <text:s/>Morrendo, Atirando</text:p>
          </table:table-cell>
        </table:table-row>
        <table:table-row table:style-name="Tabela1.8">
          <table:covered-table-cell/>
          <table:table-cell table:style-name="Tabela1.B2" office:value-type="string">
            <text:p text:style-name="P31"><text:span text:style-name="T4">Fumaçador</text:span> – Cria uma fumaça que esconde os personagens por um tempo</text:p>
            <text:p text:style-name="P31"><text:span text:style-name="T3">Upgrade</text:span>: Cria dois focos de fumaça</text:p>
          </table:table-cell>
          <table:table-cell table:style-name="Tabela1.A2" office:value-type="string">
            <text:p text:style-name="P31">Correndo, <text:s/>Morrendo, Atirando</text:p>
          </table:table-cell>
        </table:table-row>
        <table:table-row table:style-name="Tabela1.9">
          <table:covered-table-cell/>
          <table:table-cell table:style-name="Tabela1.B2" office:value-type="string">
            <text:p text:style-name="P31"><text:span text:style-name="T4">Fogueteiro</text:span> – Possui arma anti-aérea:</text:p>
            <text:p text:style-name="P31"><text:span text:style-name="T3">Upgrade</text:span>: Misseis mais rápidos</text:p>
          </table:table-cell>
          <table:table-cell table:style-name="Tabela1.A2" office:value-type="string">
            <text:p text:style-name="P31">Correndo, <text:s/>Morrendo, Atirando</text:p>
          </table:table-cell>
        </table:table-row>
      </table:table>
      <text:p text:style-name="P24"/>
      <text:p text:style-name="P24"/>
      <text:p text:style-name="P24"/>
      <text:p text:style-name="P24"/>
      <text:p text:style-name="P24"/>
      <text:p text:style-name="P24"/>
      <text:p text:style-name="P24"/>
      <text:p text:style-name="P24"/>
      <text:p text:style-name="P26"/>
      <table:table table:name="Tabela3" table:style-name="Tabela3">
        <table:table-column table:style-name="Tabela3.A"/>
        <table:table-column table:style-name="Tabela3.B"/>
        <table:table-column table:style-name="Tabela3.C"/>
        <text:soft-page-break/>
        <table:table-row table:style-name="Tabela3.1">
          <table:table-cell table:style-name="Tabela3.A1" table:number-columns-spanned="3" office:value-type="string">
            <text:p text:style-name="P30">Computador</text:p>
          </table:table-cell>
          <table:covered-table-cell/>
          <table:covered-table-cell/>
        </table:table-row>
        <table:table-row table:style-name="Tabela3.1">
          <table:table-cell table:style-name="Tabela3.A2" office:value-type="string">
            <text:p text:style-name="P30">Nome</text:p>
          </table:table-cell>
          <table:table-cell table:style-name="Tabela3.B2" office:value-type="string">
            <text:p text:style-name="P33">Descricao</text:p>
          </table:table-cell>
          <table:table-cell table:style-name="Tabela3.A2" office:value-type="string">
            <text:p text:style-name="P33">Animacoes/Assets</text:p>
          </table:table-cell>
        </table:table-row>
        <table:table-row table:style-name="Tabela3.3">
          <table:table-cell table:style-name="Tabela3.A2" table:number-rows-spanned="6" office:value-type="string">
            <text:p text:style-name="P32">Personagens especializados</text:p>
          </table:table-cell>
          <table:table-cell table:style-name="Tabela3.B2" office:value-type="string">
            <text:p text:style-name="P31">Canhão – Ataca com muito dano</text:p>
          </table:table-cell>
          <table:table-cell table:style-name="Tabela3.A2" office:value-type="string">
            <text:p text:style-name="P31">Atacando</text:p>
          </table:table-cell>
        </table:table-row>
        <table:table-row table:style-name="Tabela3.4">
          <table:covered-table-cell/>
          <table:table-cell table:style-name="Tabela3.B2" office:value-type="string">
            <text:p text:style-name="P31">Torre laser – Varios ataques rapidos</text:p>
          </table:table-cell>
          <table:table-cell table:style-name="Tabela3.A2" office:value-type="string">
            <text:p text:style-name="P31">Atacando</text:p>
          </table:table-cell>
        </table:table-row>
        <table:table-row table:style-name="Tabela3.5">
          <table:covered-table-cell/>
          <table:table-cell table:style-name="Tabela3.B2" office:value-type="string">
            <text:p text:style-name="P31">Tanque – Possui muita vida, ataca em direçao das tropas do jogador</text:p>
          </table:table-cell>
          <table:table-cell table:style-name="Tabela3.A2" office:value-type="string">
            <text:p text:style-name="P31">Atacando/Movendo</text:p>
          </table:table-cell>
        </table:table-row>
        <table:table-row table:style-name="Tabela3.6">
          <table:covered-table-cell/>
          <table:table-cell table:style-name="Tabela3.B2" office:value-type="string">
            <text:p text:style-name="P31">Aviao – Ataque aéreo</text:p>
          </table:table-cell>
          <table:table-cell table:style-name="Tabela3.A2" office:value-type="string">
            <text:p text:style-name="P31">Atacando/Voando</text:p>
          </table:table-cell>
        </table:table-row>
        <table:table-row table:style-name="Tabela3.7">
          <table:covered-table-cell/>
          <table:table-cell table:style-name="Tabela3.B2" office:value-type="string">
            <text:p text:style-name="P31">Soldados – Artilharia leve</text:p>
          </table:table-cell>
          <table:table-cell table:style-name="Tabela3.A2" office:value-type="string">
            <text:p text:style-name="P31">Caminhando, Atacando, Morrendo</text:p>
          </table:table-cell>
        </table:table-row>
        <table:table-row table:style-name="Tabela3.8">
          <table:covered-table-cell/>
          <table:table-cell table:style-name="Tabela3.B2" office:value-type="string">
            <text:p text:style-name="P31"><text:s/></text:p>
          </table:table-cell>
          <table:table-cell table:style-name="Tabela3.A2" office:value-type="string">
            <text:p text:style-name="P31"><text:s/></text:p>
          </table:table-cell>
        </table:table-row>
      </table:table>
      <text:p text:style-name="P24"/>
      <text:p text:style-name="P26"/>
      <table:table table:name="Tabela4" table:style-name="Tabela4">
        <table:table-column table:style-name="Tabela4.A"/>
        <table:table-column table:style-name="Tabela4.B"/>
        <table:table-row table:style-name="Tabela4.1">
          <table:table-cell table:style-name="Tabela4.A1" table:number-columns-spanned="2" office:value-type="string">
            <text:p text:style-name="P30">Mapas</text:p>
          </table:table-cell>
          <table:covered-table-cell/>
        </table:table-row>
        <table:table-row table:style-name="Tabela4.1">
          <table:table-cell table:style-name="Tabela4.A2" office:value-type="string">
            <text:p text:style-name="P30">Nome</text:p>
          </table:table-cell>
          <table:table-cell table:style-name="Tabela4.A2" office:value-type="string">
            <text:p text:style-name="P33">Descricao</text:p>
          </table:table-cell>
        </table:table-row>
        <table:table-row table:style-name="Tabela4.1">
          <table:table-cell table:style-name="Tabela4.A2" office:value-type="string">
            <text:p text:style-name="P30">Saída da mina</text:p>
          </table:table-cell>
          <table:table-cell table:style-name="Tabela4.A2" office:value-type="string">
            <text:p text:style-name="P33">Mapa que ocorre após a saída do portao da mina. Chao batido, escombros, maquinas abandonadas</text:p>
          </table:table-cell>
        </table:table-row>
        <table:table-row table:style-name="Tabela4.1">
          <table:table-cell table:style-name="Tabela4.A2" office:value-type="string">
            <text:p text:style-name="P30">Estrada</text:p>
          </table:table-cell>
          <table:table-cell table:style-name="Tabela4.A2" office:value-type="string">
            <text:p text:style-name="P33">Estrada a caminho da Maquina, uma estrada danificada</text:p>
          </table:table-cell>
        </table:table-row>
        <table:table-row table:style-name="Tabela4.1">
          <table:table-cell table:style-name="Tabela4.A2" office:value-type="string">
            <text:p text:style-name="P30">Pátio da máquina</text:p>
          </table:table-cell>
          <table:table-cell table:style-name="Tabela4.A2" office:value-type="string">
            <text:p text:style-name="P33">Pátio próximo da máquina, é possível ver a Máquina armazenando energia elástica</text:p>
          </table:table-cell>
        </table:table-row>
        <table:table-row table:style-name="Tabela4.1">
          <table:table-cell table:style-name="Tabela4.A2" office:value-type="string">
            <text:p text:style-name="P30">Planeta Azul</text:p>
          </table:table-cell>
          <table:table-cell table:style-name="Tabela4.A2" office:value-type="string">
            <text:p text:style-name="P33">Pátio no planeta Azulus, é um lugar mais moderno e organizado, como um pátio de empresa.</text:p>
          </table:table-cell>
        </table:table-row>
      </table:table>
      <text:p text:style-name="P24"/>
      <text:p text:style-name="P24"/>
      <text:p text:style-name="P24"/>
      <text:p text:style-name="P24"/>
      <text:p text:style-name="P24"/>
      <text:p text:style-name="P24"/>
      <text:p text:style-name="P24"/>
      <text:p text:style-name="P24"/>
      <text:list xml:id="list41576572" text:continue-numbering="true" text:style-name="WWNum1">
        <text:list-item>
          <text:h text:style-name="P39" text:outline-level="1"><text:bookmark-start text:name="__RefHeading__1375_263711423"/><text:soft-page-break/>Câmera<text:bookmark-end text:name="__RefHeading__1375_263711423"/></text:h>
        </text:list-item>
      </text:list>
      <text:p text:style-name="P29"/>
      <text:p text:style-name="P19">Visão isometrica.</text:p>
      <text:p text:style-name="P19"/>
      <text:p text:style-name="P25"/>
      <text:p text:style-name="P6"/>
      <text:list xml:id="list41589613" text:continue-numbering="true" text:style-name="WWNum1">
        <text:list-item>
          <text:h text:style-name="P46" text:outline-level="1"><text:bookmark-start text:name="__RefHeading__1377_263711423"/><text:bookmark text:name="Bookmark5"/>Controles<text:bookmark-end text:name="__RefHeading__1377_263711423"/></text:h>
        </text:list-item>
      </text:list>
      <text:list xml:id="list3943395758669810457" text:style-name="L3">
        <text:list-item>
          <text:p text:style-name="P48">Indicacoes na tela controladas pelo mou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9" text:outline-level="1"><text:bookmark text:name="Bookmark6"/></text:h>
      <text:list xml:id="list41565228" text:continue-list="list41589613" text:style-name="WWNum1">
        <text:list-item>
          <text:h text:style-name="P39" text:outline-level="1"><text:bookmark-start text:name="__RefHeading__1379_263711423"/><text:bookmark text:name="Bookmark7"/><text:soft-page-break/>Interface<text:bookmark-end text:name="__RefHeading__1379_263711423"/></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1569129" text:continue-numbering="true" text:style-name="WWNum1">
        <text:list-item>
          <text:h text:style-name="P40" text:outline-level="1"><text:bookmark-start text:name="__RefHeading__1381_263711423"/><text:bookmark text:name="Bookmark8"/><text:soft-page-break/>Cronograma<text:bookmark-end text:name="__RefHeading__1381_263711423"/></text:h>
        </text:list-item>
      </text:list>
      <table:table table:name="Tabela10" table:style-name="Tabela10">
        <table:table-column table:style-name="Tabela10.A"/>
        <table:table-column table:style-name="Tabela10.B"/>
        <table:table-column table:style-name="Tabela10.C"/>
        <table:table-column table:style-name="Tabela10.D"/>
        <table:table-column table:style-name="Tabela10.B"/>
        <table:table-column table:style-name="Tabela10.C"/>
        <table:table-column table:style-name="Tabela10.D"/>
        <table:table-column table:style-name="Tabela10.H" table:number-columns-repeated="2"/>
        <table:table-column table:style-name="Tabela10.C"/>
        <table:table-column table:style-name="Tabela10.D"/>
        <table:table-column table:style-name="Tabela10.L"/>
        <table:table-column table:style-name="Tabela10.M"/>
        <table:table-row table:style-name="Tabela10.1">
          <table:table-cell table:style-name="Tabela10.A1" office:value-type="string">
            <text:p text:style-name="P11">Tarefa/Semana</text:p>
          </table:table-cell>
          <table:table-cell table:style-name="Tabela10.B1" office:value-type="float" office:value="1">
            <text:p text:style-name="P13">1</text:p>
          </table:table-cell>
          <table:table-cell table:style-name="Tabela10.B1" office:value-type="float" office:value="2">
            <text:p text:style-name="P13">2</text:p>
          </table:table-cell>
          <table:table-cell table:style-name="Tabela10.B1" office:value-type="float" office:value="3">
            <text:p text:style-name="P13">3</text:p>
          </table:table-cell>
          <table:table-cell table:style-name="Tabela10.B1" office:value-type="float" office:value="4">
            <text:p text:style-name="P13">4</text:p>
          </table:table-cell>
          <table:table-cell table:style-name="Tabela10.B1" office:value-type="float" office:value="5">
            <text:p text:style-name="P13">5</text:p>
          </table:table-cell>
          <table:table-cell table:style-name="Tabela10.B1" office:value-type="float" office:value="6">
            <text:p text:style-name="P13">6</text:p>
          </table:table-cell>
          <table:table-cell table:style-name="Tabela10.B1" office:value-type="float" office:value="7">
            <text:p text:style-name="P13">7</text:p>
          </table:table-cell>
          <table:table-cell table:style-name="Tabela10.B1" office:value-type="float" office:value="8">
            <text:p text:style-name="P13">8</text:p>
          </table:table-cell>
          <table:table-cell table:style-name="Tabela10.B1" office:value-type="float" office:value="9">
            <text:p text:style-name="P13">9</text:p>
          </table:table-cell>
          <table:table-cell table:style-name="Tabela10.B1" office:value-type="float" office:value="10">
            <text:p text:style-name="P13">10</text:p>
          </table:table-cell>
          <table:table-cell table:style-name="Tabela10.B1" office:value-type="float" office:value="11">
            <text:p text:style-name="P13">11</text:p>
          </table:table-cell>
          <table:table-cell table:style-name="Tabela10.B1" office:value-type="float" office:value="12">
            <text:p text:style-name="P13">12</text:p>
          </table:table-cell>
        </table:table-row>
        <table:table-row table:style-name="Tabela10.2">
          <table:table-cell table:style-name="Tabela10.A1" office:value-type="string">
            <text:p text:style-name="P12">Escrever Documentação/Projeto</text:p>
            <text:p text:style-name="P12"/>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8"/>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1">
          <table:table-cell table:style-name="Tabela10.A1" office:value-type="string">
            <text:p text:style-name="P12">Modelagem Personagens</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2">Retopologia/Finalizacao</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4">Animacao</text:p>
          </table:table-cell>
          <table:table-cell table:style-name="Tabela10.A1" office:value-type="string">
            <text:p text:style-name="P15"/>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7"/>
          </table:table-cell>
          <table:table-cell table:style-name="Tabela10.B2" office:value-type="string">
            <text:p text:style-name="P17"/>
          </table:table-cell>
        </table:table-row>
      </table:table>
      <text:p text:style-name="P34"/>
      <table:table table:name="Tabela2" table:style-name="Tabela2">
        <table:table-column table:style-name="Tabela2.A"/>
        <table:table-column table:style-name="Tabela2.B"/>
        <table:table-column table:style-name="Tabela2.C"/>
        <table:table-column table:style-name="Tabela2.D"/>
        <table:table-column table:style-name="Tabela2.B"/>
        <table:table-column table:style-name="Tabela2.C"/>
        <table:table-column table:style-name="Tabela2.D"/>
        <table:table-column table:style-name="Tabela2.H" table:number-columns-repeated="2"/>
        <table:table-column table:style-name="Tabela2.C"/>
        <table:table-column table:style-name="Tabela2.D"/>
        <table:table-column table:style-name="Tabela2.L"/>
        <table:table-column table:style-name="Tabela2.M"/>
        <table:table-row table:style-name="Tabela2.1">
          <table:table-cell table:style-name="Tabela2.A1" office:value-type="string">
            <text:p text:style-name="P11">Tarefa/Semana</text:p>
          </table:table-cell>
          <table:table-cell table:style-name="Tabela2.B1" office:value-type="float" office:value="13">
            <text:p text:style-name="P13">13</text:p>
          </table:table-cell>
          <table:table-cell table:style-name="Tabela2.B1" office:value-type="float" office:value="14">
            <text:p text:style-name="P13">14</text:p>
          </table:table-cell>
          <table:table-cell table:style-name="Tabela2.B1" office:value-type="float" office:value="15">
            <text:p text:style-name="P13">15</text:p>
          </table:table-cell>
          <table:table-cell table:style-name="Tabela2.B1" office:value-type="float" office:value="16">
            <text:p text:style-name="P13">16</text:p>
          </table:table-cell>
          <table:table-cell table:style-name="Tabela2.B1" office:value-type="float" office:value="17">
            <text:p text:style-name="P13">17</text:p>
          </table:table-cell>
          <table:table-cell table:style-name="Tabela2.B1" office:value-type="float" office:value="18">
            <text:p text:style-name="P13">18</text:p>
          </table:table-cell>
          <table:table-cell table:style-name="Tabela2.B1" office:value-type="float" office:value="19">
            <text:p text:style-name="P13">19</text:p>
          </table:table-cell>
          <table:table-cell table:style-name="Tabela2.B1" office:value-type="float" office:value="20">
            <text:p text:style-name="P13">20</text:p>
          </table:table-cell>
          <table:table-cell table:style-name="Tabela2.B1" office:value-type="float" office:value="21">
            <text:p text:style-name="P13">21</text:p>
          </table:table-cell>
          <table:table-cell table:style-name="Tabela2.B1" office:value-type="float" office:value="22">
            <text:p text:style-name="P13">22</text:p>
          </table:table-cell>
          <table:table-cell table:style-name="Tabela2.B1" office:value-type="float" office:value="23">
            <text:p text:style-name="P13">23</text:p>
          </table:table-cell>
          <table:table-cell table:style-name="Tabela2.B1" office:value-type="float" office:value="24">
            <text:p text:style-name="P13">24</text:p>
          </table:table-cell>
        </table:table-row>
        <table:table-row table:style-name="Tabela2.2">
          <table:table-cell table:style-name="Tabela2.A1" office:value-type="string">
            <text:p text:style-name="P12">Cenario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Engine</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Inimigos-IA</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8"/>
          </table:table-cell>
          <table:table-cell table:style-name="Tabela2.B2" office:value-type="string">
            <text:p text:style-name="P16"/>
          </table:table-cell>
          <table:table-cell table:style-name="Tabela2.B2" office:value-type="string">
            <text:p text:style-name="P16"/>
          </table:table-cell>
        </table:table-row>
      </table:table>
      <text:p text:style-name="P34"/>
      <table:table table:name="Tabela6" table:style-name="Tabela6">
        <table:table-column table:style-name="Tabela6.A"/>
        <table:table-column table:style-name="Tabela6.B"/>
        <table:table-column table:style-name="Tabela6.C"/>
        <table:table-column table:style-name="Tabela6.D"/>
        <table:table-column table:style-name="Tabela6.B"/>
        <table:table-column table:style-name="Tabela6.C"/>
        <table:table-column table:style-name="Tabela6.G"/>
        <table:table-row table:style-name="Tabela6.1">
          <table:table-cell table:style-name="Tabela6.A1" office:value-type="string">
            <text:p text:style-name="P11">Tarefa/Semana</text:p>
          </table:table-cell>
          <table:table-cell table:style-name="Tabela6.B1" office:value-type="float" office:value="25">
            <text:p text:style-name="P13">25</text:p>
          </table:table-cell>
          <table:table-cell table:style-name="Tabela6.B1" office:value-type="float" office:value="26">
            <text:p text:style-name="P13">26</text:p>
          </table:table-cell>
          <table:table-cell table:style-name="Tabela6.B1" office:value-type="float" office:value="27">
            <text:p text:style-name="P13">27</text:p>
          </table:table-cell>
          <table:table-cell table:style-name="Tabela6.B1" office:value-type="float" office:value="28">
            <text:p text:style-name="P13">28</text:p>
          </table:table-cell>
          <table:table-cell table:style-name="Tabela6.B1" office:value-type="float" office:value="29">
            <text:p text:style-name="P13">29</text:p>
          </table:table-cell>
          <table:table-cell table:style-name="Tabela6.B1" office:value-type="float" office:value="30">
            <text:p text:style-name="P13">30</text:p>
          </table:table-cell>
        </table:table-row>
        <table:table-row table:style-name="Tabela6.2">
          <table:table-cell table:style-name="Tabela6.A1" office:value-type="string">
            <text:p text:style-name="P12">Hud/Introducao/Tela Inicial/Tela Final/Sons</text:p>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G2" office:value-type="string">
            <text:p text:style-name="P16"/>
          </table:table-cell>
        </table:table-row>
      </table:table>
      <text:p text:style-name="P38"/>
      <text:p text:style-name="P38"/>
      <text:p text:style-name="P38"/>
      <text:p text:style-name="P38"/>
      <text:p text:style-name="P38"/>
      <text:p text:style-name="P38"/>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text-properties style:language-asian="ja" style:country-asian="JP"/>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short_5f_text" style:display-name="short_text" style:family="text" style:parent-style-name="Default_20_Paragraph_20_Font"/>
    <style:style style:name="hps" style:family="text" style:parent-style-name="Default_20_Paragraph_20_Font"/>
    <style:style style:name="ListLabel_20_1" style:display-name="ListLabel 1" style:family="text">
      <style:text-properties fo:font-size="12pt" style:font-name-asian="Calibri1" style:font-size-asian="12pt"/>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fo:font-size="12pt" style:font-size-asian="12pt"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Game Design Document (GDD)</dc:title>
    <meta:initial-creator>Edirlei Soares de Lima</meta:initial-creator>
    <meta:editing-cycles>178</meta:editing-cycles>
    <meta:creation-date>2014-03-04T22:44:00</meta:creation-date>
    <dc:date>2020-11-29T21:36:13.95</dc:date>
    <dc:language>pt-BR</dc:language>
    <meta:editing-duration>PT14H20M57S</meta:editing-duration>
    <meta:generator>OpenOffice/4.1.7$Win32 OpenOffice.org_project/417m1$Build-9800</meta:generator>
    <meta:document-statistic meta:table-count="6" meta:image-count="0" meta:object-count="0" meta:page-count="13" meta:paragraph-count="145" meta:word-count="1435" meta:character-count="89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